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3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5:.J29])" office:value-type="float" office:value="202100" calcext:value-type="float">
            <text:p>202100</text:p>
          </table:table-cell>
          <table:table-cell/>
          <table:table-cell table:style-name="ce26" table:formula="of:=SUM([.L4:.L28])" office:value-type="float" office:value="196000" calcext:value-type="float">
            <text:p>196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[.L30]-[.J30]" office:value-type="float" office:value="-6100" calcext:value-type="float">
            <text:p>-61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4974.2753623188" calcext:value-type="float">
            <text:p>54974.2753623188</text:p>
          </table:table-cell>
          <table:table-cell table:style-name="ce45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table:number-columns-repeated="4"/>
          <table:table-cell table:style-name="ce26"/>
          <table:table-cell table:style-name="ce26" table:formula="of:=SUM([.B63:.F63])" office:value-type="float" office:value="11400" calcext:value-type="float">
            <text:p>11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0];[.C90];[.F90])" office:value-type="float" office:value="495.652173913043" calcext:value-type="float">
            <text:p>495.65217391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89:.F90])" office:value-type="float" office:value="495.652173913043" calcext:value-type="float">
            <text:p>495.65217391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];[.C90];[.F90])" office:value-type="float" office:value="495.652173913043" calcext:value-type="float">
            <text:p>495.65217391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E90])" office:value-type="float" office:value="495.652173913043" calcext:value-type="float">
            <text:p>495.65217391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9:.F90])" office:value-type="float" office:value="495.652173913043" calcext:value-type="float">
            <text:p>495.65217391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3" office:value-type="float" office:value="0" calcext:value-type="float">
            <text:p>0</text:p>
          </table:table-cell>
          <table:table-cell table:formula="of:=[.D63]/24" office:value-type="float" office:value="0" calcext:value-type="float">
            <text:p>0</text:p>
          </table:table-cell>
          <table:table-cell table:formula="of:=[.E63]/22" office:value-type="float" office:value="0" calcext:value-type="float">
            <text:p>0</text:p>
          </table:table-cell>
          <table:table-cell table:formula="of:=[.F63]/23" office:value-type="float" office:value="0" calcext:value-type="float">
            <text:p>0</text:p>
          </table:table-cell>
          <table:table-cell/>
          <table:table-cell table:style-name="ce26" table:formula="of:=SUM([.H64:.H89])" office:value-type="float" office:value="11895.6521739131" calcext:value-type="float">
            <text:p>11895.6521739131</text:p>
          </table:table-cell>
          <table:table-cell table:style-name="ce4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1:40:23.48799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0T11:48:52.473049174</dc:date>
    <meta:editing-duration>P13DT4H34M35S</meta:editing-duration>
    <meta:editing-cycles>3663</meta:editing-cycles>
    <meta:generator>LibreOffice/4.2.8.2$Linux_X86_64 LibreOffice_project/420m0$Build-2</meta:generator>
    <meta:document-statistic meta:table-count="23" meta:cell-count="10998" meta:object-count="0"/>
  </office:meta>
</office:document-meta>
</file>